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Karla" svg:font-family="Karla"/>
    <style:font-face style:name="Source Sans Pro" svg:font-family="'Source Sans Pro', HelveticaNeue-Light, 'Helvetica Neue Light', 'Helvetica Neue', Helvetica, Arial, 'Lucida Grande', sans-serif"/>
    <style:font-face style:name="var primary-font" svg:font-family="'var primary-font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Arial1" fo:font-size="12pt" style:font-size-asian="12pt" style:font-size-complex="12pt"/>
    </style:style>
    <style:style style:name="P2" style:family="paragraph" style:parent-style-name="Text_20_body">
      <style:text-properties fo:color="#000000" loext:opacity="100%" style:font-name="Arial1" fo:font-size="14pt" style:font-size-asian="14pt" style:font-size-complex="14pt"/>
    </style:style>
    <style:style style:name="P3" style:family="paragraph" style:parent-style-name="Text_20_body">
      <style:text-properties fo:color="#000000" loext:opacity="100%" style:font-name="Arial1" fo:font-size="14pt" officeooo:rsid="000c38b0" officeooo:paragraph-rsid="000c38b0" style:font-size-asian="14pt" style:font-size-complex="14pt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0aeffe"/>
    </style:style>
    <style:style style:name="P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color="#000000" loext:opacity="100%" style:font-name="Arial1" fo:font-size="12pt" officeooo:paragraph-rsid="000aeffe" style:font-size-asian="12pt" style:font-size-complex="12pt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officeooo:rsid="000c38b0" officeooo:paragraph-rsid="000c38b0"/>
    </style:style>
    <style:style style:name="P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0aeffe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Arial1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color="#000000" loext:opacity="100%" style:font-name="Arial1" fo:font-size="12pt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aeffe"/>
    </style:style>
    <style:style style:name="T3" style:family="text">
      <style:text-properties fo:font-variant="normal" fo:text-transform="none" fo:color="#000000" loext:opacity="100%" style:font-name="Arial1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000000" loext:opacity="100%" style:font-name="Arial1" fo:font-size="14pt" fo:letter-spacing="normal" fo:font-style="normal" fo:font-weight="normal" officeooo:rsid="000aeffe" style:font-size-asian="14pt" style:font-size-complex="14pt"/>
    </style:style>
    <style:style style:name="T5" style:family="text">
      <style:text-properties fo:font-variant="normal" fo:text-transform="none" fo:color="#000000" loext:opacity="100%" style:font-name="Arial1" fo:font-size="14pt" fo:letter-spacing="normal" fo:font-style="normal" fo:font-weight="normal" officeooo:rsid="000d77f3" style:font-size-asian="14pt" style:font-size-complex="14pt"/>
    </style:style>
    <style:style style:name="T6" style:family="text">
      <style:text-properties fo:font-variant="normal" fo:text-transform="none" fo:color="#000000" loext:opacity="100%" style:font-name="Arial1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loext:opacity="100%" style:font-name="Arial1" fo:font-size="12pt" fo:letter-spacing="normal" fo:font-style="normal" fo:font-weight="normal" officeooo:rsid="000aeffe" style:font-size-asian="12pt" style:font-size-complex="12pt"/>
    </style:style>
    <style:style style:name="T8" style:family="text">
      <style:text-properties fo:font-variant="normal" fo:text-transform="none" fo:color="#000000" loext:opacity="100%" style:font-name="Arial1" fo:font-size="12pt" fo:letter-spacing="normal" fo:font-style="normal" fo:font-weight="normal" officeooo:rsid="000d77f3" style:font-size-asian="12pt" style:font-size-complex="12pt"/>
    </style:style>
    <style:style style:name="T9" style:family="text">
      <style:text-properties fo:font-variant="normal" fo:text-transform="none" fo:color="#000000" loext:opacity="100%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000000" loext:opacity="100%" fo:font-size="14pt" fo:letter-spacing="normal" fo:font-style="normal" fo:font-weight="normal" officeooo:rsid="000aeffe" style:font-size-asian="14pt" style:font-size-complex="14pt"/>
    </style:style>
    <style:style style:name="T11" style:family="text">
      <style:text-properties fo:font-variant="normal" fo:text-transform="none" fo:color="#000000" loext:opacity="100%" fo:letter-spacing="normal" fo:font-style="normal" fo:font-weight="normal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0aeffe"/>
    </style:style>
    <style:style style:name="T13" style:family="text">
      <style:text-properties fo:color="#000000" loext:opacity="100%" style:font-name="Arial1" fo:font-size="14pt" style:font-size-asian="14pt" style:font-size-complex="14pt"/>
    </style:style>
    <style:style style:name="T14" style:family="text">
      <style:text-properties fo:color="#000000" loext:opacity="100%" style:font-name="Arial1" fo:font-size="14pt" officeooo:rsid="000aeffe" style:font-size-asian="14pt" style:font-size-complex="14pt"/>
    </style:style>
    <style:style style:name="T15" style:family="text">
      <style:text-properties officeooo:rsid="000aeffe"/>
    </style:style>
    <style:style style:name="T16" style:family="text">
      <style:text-properties officeooo:rsid="000c38b0"/>
    </style:style>
    <style:style style:name="T17" style:family="text">
      <style:text-properties officeooo:rsid="000d77f3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<text:tab/></text:span><text:span text:style-name="T7">DetonationEMS is based off </text:span><text:span text:style-name="T8">the</text:span><text:span text:style-name="T7"> Speeduino </text:span><text:span text:style-name="T8">Project</text:span><text:span text:style-name="T7"> by Josh Stewart. Josh created Speeduino to be an engine management platform based on easily accessible micro-controllers such as Adruino. Designed to make available an affordable, easy to use and capable Stand Alone Engine Management System. Best of all both the hardware and software/firmware are open source and yes, this includes DetonationEMS.</text:span></text:p>
      <text:p text:style-name="P9"/>
      <text:p text:style-name="P8">DetonationEMS Source Files:</text:p>
      <text:p text:style-name="P8">https://github.com/detonation240/DetonationEMS</text:p>
      <text:p text:style-name="P8">Speeduino Source Files:</text:p>
      <text:p text:style-name="P8">https://github.com/noisymime/speeduino</text:p>
      <text:p text:style-name="P9"/>
      <text:p text:style-name="P8">The most information including manuals, installation information, tuning manuals and more can be found at the Speeduino Wiki link below.</text:p>
      <text:p text:style-name="P8">http://wiki.speeduino.com/home</text:p>
      <text:p text:style-name="P5"><text:span text:style-name="T2"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Karla" svg:font-family="Karla"/>
    <style:font-face style:name="Source Sans Pro" svg:font-family="'Source Sans Pro', HelveticaNeue-Light, 'Helvetica Neue Light', 'Helvetica Neue', Helvetica, Arial, 'Lucida Grande', sans-serif"/>
    <style:font-face style:name="var primary-font" svg:font-family="'var primary-font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6T20:45:12.075000000</meta:creation-date>
    <dc:date>2020-10-16T23:03:43.885000000</dc:date>
    <meta:editing-duration>PT1H48M36S</meta:editing-duration>
    <meta:editing-cycles>2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7" meta:word-count="88" meta:character-count="697" meta:non-whitespace-character-count="615"/>
  </office:meta>
</office:document-meta>
</file>